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AU"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dy class that is on all physical objects, bullets enemies and everything included.</text:p>
      <text:p text:style-name="P1">Each body has a layer that defines how it collides with other bodies.</text:p>
      <text:p text:style-name="P1">Multiple bodies can inhabit the same tile, as long as they're not colliding. Collisions happen on tile.</text:p>
      <text:p text:style-name="P1"/>
      <text:p text:style-name="P1">Bodies have speed, hitpoints, mass.</text:p>
      <text:p text:style-name="P1">When bodies collide, if their energy(speed*mass) is above a certain threshold, they deal damage to each other. Energy is completely transferred, unless damage dealt by collision is enough to destroy one of the colliders. In that case, energy is transferred back to the collider that is destro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in"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9T20:52:26.90</meta:creation-date>
    <dc:date>2021-03-08T13:11:41.43</dc:date>
    <meta:editing-duration>PT18H4M52S</meta:editing-duration>
    <meta:editing-cycles>235</meta:editing-cycles>
    <meta:generator>OpenOffice/4.1.7$Win32 OpenOffice.org_project/417m1$Build-9800</meta:generator>
    <meta:document-statistic meta:table-count="0" meta:image-count="0" meta:object-count="0" meta:page-count="1" meta:paragraph-count="5" meta:word-count="95" meta:character-count="588"/>
  </office:meta>
</office:document-meta>
</file>